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e Tea Cozy</text:p>
      <text:p text:style-name="Normal"/>
      <text:p text:style-name="Normal">Mission Featured Tea Locations</text:p>
      <text:p text:style-name="Normal">Our Mission</text:p>
      <text:p text:style-name="Normal">Handpicked, Artisanally Curated, Free Range, Sustainable, Small Batch, Fair Trade, Organic Tea</text:p>
      <text:p text:style-name="Normal">Tea of the Month</text:p>
      <text:p text:style-name="Normal">What's Steeping at The Tea Cozy?</text:p>
      <text:p text:style-name="Normal"/>
      <text:p text:style-name="Normal">Fall Berry Blitz Tea</text:p>
      <text:p text:style-name="Normal"/>
      <text:p text:style-name="Normal">Spiced Rum Tea</text:p>
      <text:p text:style-name="Normal"/>
      <text:p text:style-name="Normal">Seasonal Donuts</text:p>
      <text:p text:style-name="Normal"/>
      <text:p text:style-name="Normal">Myrtle Ave Tea</text:p>
      <text:p text:style-name="Normal"/>
      <text:p text:style-name="Normal">Bedford Bizarre Tea</text:p>
      <text:p text:style-name="Normal">Locations</text:p>
      <text:p text:style-name="Normal">Downtown</text:p>
      <text:p text:style-name="Normal">384 West 4th St</text:p>
      <text:p text:style-name="Normal"/>
      <text:p text:style-name="Normal">Suite 108</text:p>
      <text:p text:style-name="Normal"/>
      <text:p text:style-name="Normal">Portland, Maine</text:p>
      <text:p text:style-name="Normal"/>
      <text:p text:style-name="Normal">East Bayside</text:p>
      <text:p text:style-name="Normal">3433 Phisherman's Avenue</text:p>
      <text:p text:style-name="Normal"/>
      <text:p text:style-name="Normal">(Northwest Corner)</text:p>
      <text:p text:style-name="Normal"/>
      <text:p text:style-name="Normal">Portland, Maine</text:p>
      <text:p text:style-name="Normal"/>
      <text:p text:style-name="Normal">Oakdale</text:p>
      <text:p text:style-name="Normal">515 Crescent Avenue</text:p>
      <text:p text:style-name="Normal"/>
      <text:p text:style-name="Normal">Second Floor</text:p>
      <text:p text:style-name="Normal"/>
      <text:p text:style-name="Normal">Portland, Maine</text:p>
      <text:p text:style-name="Normal"/>
      <text:p text:style-name="Normal">The Tea Cozy</text:p>
      <text:p text:style-name="Normal">contact@theteacozy.com</text:p>
      <text:p text:style-name="Normal">917-555-8904</text:p>
      <text:p text:style-name="Normal">copyright The Tea Cozy 2017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ieter Rauch</meta:initial-creator>
    <dc:creator>Dieter Rauch</dc:creator>
    <meta:creation-date>2017-12-13T12:43:00Z</meta:creation-date>
    <dc:date>2017-12-13T12:44:00Z</dc:date>
    <meta:template xlink:href="Normal" xlink:type="simple"/>
    <meta:editing-cycles>1</meta:editing-cycles>
    <meta:editing-duration>PT60S</meta:editing-duration>
    <meta:document-statistic meta:page-count="2" meta:paragraph-count="1" meta:word-count="85" meta:character-count="570" meta:row-count="4" meta:non-whitespace-character-count="486"/>
  </office:meta>
</office:document-meta>
</file>